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ableSqlAnnotationSqlScriptsParentTests.method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ableSqlAnnotationSqlScriptsParentTests.class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